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480e1" officeooo:paragraph-rsid="001480e1"/>
    </style:style>
    <style:style style:name="P2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language="pt" fo:country="BR" officeooo:rsid="001480e1" officeooo:paragraph-rsid="001480e1"/>
    </style:style>
    <style:style style:name="P3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language="pt" fo:country="BR" officeooo:rsid="001480e1" officeooo:paragraph-rsid="001480e1"/>
    </style:style>
    <style:style style:name="P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language="pt" fo:country="BR" officeooo:rsid="001480e1" officeooo:paragraph-rsid="001480e1"/>
    </style:style>
    <style:style style:name="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pt" fo:country="BR" officeooo:rsid="001480e1" officeooo:paragraph-rsid="001480e1"/>
    </style:style>
    <style:style style:name="P6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language="pt" fo:country="BR" officeooo:rsid="001480e1" officeooo:paragraph-rsid="001480e1"/>
    </style:style>
    <style:style style:name="P7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language="pt" fo:country="BR" officeooo:rsid="001480e1" officeooo:paragraph-rsid="001480e1"/>
    </style:style>
    <style:style style:name="P8" style:family="paragraph" style:parent-style-name="Standard">
      <style:text-properties fo:language="pt" fo:country="BR" officeooo:rsid="001480e1" officeooo:paragraph-rsid="001711f8"/>
    </style:style>
    <style:style style:name="P9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fo:language="pt" fo:country="BR" officeooo:rsid="001480e1" officeooo:paragraph-rsid="001711f8"/>
    </style:style>
    <style:style style:name="P1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language="pt" fo:country="BR" officeooo:rsid="001480e1" officeooo:paragraph-rsid="001711f8"/>
    </style:style>
    <style:style style:name="P11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fo:language="pt" fo:country="BR" officeooo:rsid="001711f8" officeooo:paragraph-rsid="001711f8"/>
    </style:style>
    <style:style style:name="T1" style:family="text">
      <style:text-properties officeooo:rsid="001711f8"/>
    </style:style>
    <style:style style:name="T2" style:family="text">
      <style:text-properties officeooo:rsid="001852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stas para as questões da pág. 30 do livro de BD</text:p>
      <text:p text:style-name="P1"/>
      <text:p text:style-name="P1">1 – A empresa possui vários bancos de dados para cada setor que precisa ser inserido manualmente</text:p>
      <text:p text:style-name="P1"/>
      <text:p text:style-name="P1">2 – A empresa possui um banco de dados para a empresa inteira, que pode ser armazenado em diversos computadores</text:p>
      <text:p text:style-name="P1"/>
      <text:p text:style-name="P1">3 – </text:p>
      <text:p text:style-name="P2">1. Favorece a modularização</text:p>
      <text:p text:style-name="P3"/>
      <text:p text:style-name="P3">2. A expansão futura</text:p>
      <text:p text:style-name="P3"/>
      <text:p text:style-name="P3">3. A facilidade de manutenção dos códigos responsáveis pela gestão do Banco de Dados</text:p>
      <text:p text:style-name="P1"/>
      <text:p text:style-name="P1">4 –</text:p>
      <text:p text:style-name="P2">Fatores a favor do uso de arquivos convencionais:</text:p>
      <text:p text:style-name="P5">1. Mobilidade</text:p>
      <text:p text:style-name="P5"/>
      <text:p text:style-name="P5">2. Arquivos legíveis</text:p>
      <text:p text:style-name="P5"/>
      <text:p text:style-name="P5">3. Alto custo para a implementação do SGBD</text:p>
      <text:p text:style-name="P6"/>
      <text:p text:style-name="P7">Fatores a favor do SGBD:</text:p>
      <text:p text:style-name="P4">1. Compartilhamento de arquivos com sincronia garantida</text:p>
      <text:p text:style-name="P5"/>
      <text:p text:style-name="P5">2. Possibilidade de expansão de BD</text:p>
      <text:p text:style-name="P5"/>
      <text:p text:style-name="P5">3. Facilidade na manutenção do código</text:p>
      <text:p text:style-name="P1"/>
      <text:p text:style-name="P1">5 –</text:p>
      <text:p text:style-name="P6">Banco de dados: Conjunto de tabelas ou dados, compartilhado entre vários usuários</text:p>
      <text:p text:style-name="P7"/>
      <text:p text:style-name="P7">SGBD: Conjunto de ferramentas para a gestão do banco de dados</text:p>
      <text:p text:style-name="P7"/>
      <text:p text:style-name="P7">Modelo Conceitual: Descreve a estrutura do banco de dados, independente do SGBD definido</text:p>
      <text:p text:style-name="P7"/>
      <text:p text:style-name="P7">Modelo Lógico: Descreve a estrutura dos dados contidos no banco de dados, de acordo com o SGBD definido</text:p>
      <text:p text:style-name="P7"/>
      <text:p text:style-name="P7">Modelagem Conceitual: Coletar informações necessárias para a construção do banco de dados</text:p>
      <text:p text:style-name="P7"/>
      <text:p text:style-name="P7">Projeto Lógico: Define os parâmetros necessárias para cada entidade, objeto coletados na modelagem conceitual</text:p>
      <text:p text:style-name="P1"/>
      <text:p text:style-name="P1">6 – Um modelo conceitual, pois só está definido a estrutura do banco de dados, sem o SGBD definido</text:p>
      <text:p text:style-name="P1"/>
      <text:p text:style-name="P1">7 – <text:span text:style-name="T1">Um modelo lógico, pois está definido a estrutura do banco de dados de acordo com o SGBD definido</text:span></text:p>
      <text:p text:style-name="P1"/>
      <text:p text:style-name="P1">8 – <text:span text:style-name="T1">Uma abordagem de modelagem de dados, necessária para a construção do banco de dados</text:span></text:p>
      <text:p text:style-name="P1"/>
      <text:p text:style-name="P1"><text:soft-page-break/>9 – <text:span text:style-name="T1">Modelo físico</text:span></text:p>
      <text:p text:style-name="P1"/>
      <text:p text:style-name="P1">10 – <text:span text:style-name="T1">Gestão de produtos de supermercado. O banco de dados conteria um arquivo para os produtos e outro para os funcionários. IDs, RG, CPF, etc</text:span></text:p>
      <text:p text:style-name="P1"/>
      <text:p text:style-name="P1">11 – <text:span text:style-name="T1">Modelo lógico, pois faz parte da estrutura do banco de dados</text:span></text:p>
      <text:p text:style-name="P1"/>
      <text:p text:style-name="P8">12 – </text:p>
      <text:p text:style-name="P9"><text:span text:style-name="T1">A redundância controlada de dados é quando existem várias cópias de um mesmo sistema.</text:span></text:p>
      <text:p text:style-name="P10"/>
      <text:p text:style-name="P11">A redundância não controlada de dados é quando não existe um backup de um mesmo sistema, mas vários backups de sistemas diferentes</text:p>
      <text:p text:style-name="P11"/>
      <text:p text:style-name="P11">O exemplo de redundância controlada de dados é quando existe uma cópia de um sistema em vários H<text:span text:style-name="T2">D</text:span>s</text:p>
      <text:p text:style-name="P11"/>
      <text:p text:style-name="P11">O exemplo de redundância não controlada de dados seria ter vários HDs com cada um tendo um sistema diferente, assim não podendo prevenir em caso que um sistema falhe e o HD morr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MS Mincho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MS Mincho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43:26.938000000</meta:creation-date>
    <dc:date>2024-03-17T23:16:10.961000000</dc:date>
    <meta:editing-duration>PT9M59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2" meta:paragraph-count="34" meta:word-count="376" meta:character-count="2210" meta:non-whitespace-character-count="1854"/>
  </office:meta>
</office:document-meta>
</file>